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Install KeePass Create strong password for KeepPass Back-up KeePass database Ensure computer has no malware Install two-step authent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